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4.667cm" style:auto-text-indent="false">
        <style:tab-stops>
          <style:tab-stop style:position="4.667cm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5.398cm" style:auto-text-indent="false"/>
    </style:style>
    <style:style style:name="P7" style:family="paragraph" style:parent-style-name="Standard">
      <style:paragraph-properties fo:margin-top="0.101cm" fo:margin-bottom="0cm" loext:contextual-spacing="false" fo:text-align="end" style:justify-single-word="false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Standard">
      <style:paragraph-properties fo:margin-top="0.101cm" fo:margin-bottom="0cm" loext:contextual-spacing="false" fo:text-align="end" style:justify-single-word="false"/>
    </style:style>
    <style:style style:name="P10" style:family="paragraph" style:parent-style-name="Standard">
      <style:paragraph-properties fo:margin-top="0.101cm" fo:margin-bottom="0cm" loext:contextual-spacing="false" fo:text-align="end" style:justify-single-word="false"/>
      <style:text-properties officeooo:rsid="000bc5a6" officeooo:paragraph-rsid="000bc5a6"/>
    </style:style>
    <style:style style:name="T1" style:family="text">
      <style:text-properties style:text-position="super 58%" style:text-underline-style="solid" style:text-underline-width="auto" style:text-underline-color="font-color"/>
    </style:style>
    <style:style style:name="T2" style:family="text">
      <style:text-properties style:text-position="super 58%" style:text-underline-style="solid" style:text-underline-width="auto" style:text-underline-color="font-color" officeooo:rsid="000bc5a6"/>
    </style:style>
    <style:style style:name="T3" style:family="text">
      <style:text-properties officeooo:rsid="000bb0d5"/>
    </style:style>
    <style:style style:name="T4" style:family="text">
      <style:text-properties officeooo:rsid="000bc5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nta Fe, <text:span text:style-name="T4">13</text:span> de <text:span text:style-name="T4">Agosto</text:span> de 201<text:span text:style-name="T3">8</text:span></text:p>
      <text:p text:style-name="P1"/>
      <text:p text:style-name="P1"/>
      <text:p text:style-name="P1"/>
      <text:p text:style-name="P2">Sr. Secretario Académico </text:p>
      <text:p text:style-name="P2">Facultad de Ingeniería y Ciencias Hídricas</text:p>
      <text:p text:style-name="P2">Universidad Nacional del Litoral</text:p>
      <text:p text:style-name="P2">Ing. Carlos Giorgetti</text:p>
      <text:p text:style-name="P3">S <text:s text:c="15"/>\ <text:s text:c="14"/>D</text:p>
      <text:p text:style-name="P3"/>
      <text:p text:style-name="Standard"/>
      <text:p text:style-name="Standard"/>
      <text:p text:style-name="Standard">De mi mayor consideración:</text:p>
      <text:p text:style-name="Standard"/>
      <text:p text:style-name="Standard"/>
      <text:p text:style-name="P5">El que suscribe <text:span text:style-name="T3">Darién Julián Ramírez</text:span>, DNI Nº <text:span text:style-name="T3">33363616</text:span>, alumno regular de 4<text:span text:style-name="T1">to</text:span> año de la carrera Ingeniería en Informática, se dirige a usted con el fin de solicitar la habilitación al cursado del <text:span text:style-name="T4">2</text:span><text:span text:style-name="T2">do</text:span> cuatrimestre de quinto año de la carrera. </text:p>
      <text:p text:style-name="P5">El motivo de este pedido se debe a que según nuestro régimen de enseñanza es indispensable tener aprobado hasta el 6<text:span text:style-name="T1">to</text:span> cuatrimestre, inclusive, para poder cumplimentar con el requisito anteriormente mencionado. En mi caso particular me encuentro adeudando una materia de dicho cuatrimestre: Computación Gráfica (pendiente a rendir en el próximo turno de exámenes).</text:p>
      <text:p text:style-name="P5">La aplicación de esta consideración me permitirá asegurarme el cursado del último cuatrimestre de la carrera.</text:p>
      <text:p text:style-name="P5">Sin otro particular, y a la espera de una pronta respuesta y resolución favorable, saluda atentamente.</text:p>
      <text:p text:style-name="P6"/>
      <text:p text:style-name="P6"/>
      <text:p text:style-name="P4"/>
      <text:p text:style-name="P4"/>
      <text:p text:style-name="P7">_______________</text:p>
      <text:p text:style-name="P7"><text:span text:style-name="T3">Ramírez</text:span>, <text:span text:style-name="T3">Darién</text:span> <text:span text:style-name="T3">J</text:span>.</text:p>
      <text:p text:style-name="P7">D.N.I.: <text:span text:style-name="T3">33363616</text:span></text:p>
      <text:p text:style-name="P10">e-mail: ianshalaga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AR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nta Fe, 28 de Julio de 2014</dc:title>
    <meta:initial-creator>Colón</meta:initial-creator>
    <meta:creation-date>2018-01-31T14:02:00</meta:creation-date>
    <dc:date>2018-08-12T11:23:38.373000000</dc:date>
    <meta:print-date>2014-07-27T19:32:00</meta:print-date>
    <meta:editing-cycles>4</meta:editing-cycles>
    <meta:editing-duration>PT8M51S</meta:editing-duration>
    <meta:generator>LibreOffice/6.0.0.3$Windows_X86_64 LibreOffice_project/64a0f66915f38c6217de274f0aa8e15618924765</meta:generator>
    <meta:document-statistic meta:table-count="0" meta:image-count="0" meta:object-count="0" meta:page-count="1" meta:paragraph-count="15" meta:word-count="166" meta:character-count="1104" meta:non-whitespace-character-count="922"/>
  </office:meta>
</office:document-meta>
</file>